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Times New Roman" svg:font-family="'Times New Roman'"/>
    <style:font-face style:name="verdana" svg:font-family="verdana, genev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014a" officeooo:paragraph-rsid="0007014a"/>
    </style:style>
    <style:style style:name="P2" style:family="paragraph" style:parent-style-name="Standard">
      <style:text-properties fo:font-weight="bold" officeooo:rsid="0007014a" officeooo:paragraph-rsid="0007014a" style:font-weight-asian="bold" style:font-weight-complex="bold"/>
    </style:style>
    <style:style style:name="P3" style:family="paragraph" style:parent-style-name="Standard">
      <style:text-properties fo:font-weight="bold" officeooo:rsid="00095354" officeooo:paragraph-rsid="00095354" style:font-weight-asian="bold" style:font-weight-complex="bold"/>
    </style:style>
    <style:style style:name="P4" style:family="paragraph" style:parent-style-name="Standard">
      <style:text-properties fo:font-weight="bold" officeooo:rsid="0009c9df" officeooo:paragraph-rsid="0009c9df" style:font-weight-asian="bold" style:font-weight-complex="bold"/>
    </style:style>
    <style:style style:name="P5" style:family="paragraph" style:parent-style-name="Standard">
      <style:text-properties fo:font-weight="bold" officeooo:rsid="0010b833" officeooo:paragraph-rsid="0010b833" style:font-weight-asian="bold" style:font-weight-complex="bold"/>
    </style:style>
    <style:style style:name="P6" style:family="paragraph" style:parent-style-name="Standard">
      <style:text-properties fo:font-weight="normal" officeooo:rsid="00080a88" officeooo:paragraph-rsid="00080a88" style:font-weight-asian="normal" style:font-weight-complex="normal"/>
    </style:style>
    <style:style style:name="P7" style:family="paragraph" style:parent-style-name="Standard">
      <style:text-properties fo:font-weight="normal" officeooo:rsid="00095354" officeooo:paragraph-rsid="00095354" style:font-weight-asian="normal" style:font-weight-complex="normal"/>
    </style:style>
    <style:style style:name="P8" style:family="paragraph" style:parent-style-name="Standard">
      <style:text-properties fo:font-weight="normal" officeooo:rsid="0009c9df" officeooo:paragraph-rsid="0009c9df" style:font-weight-asian="normal" style:font-weight-complex="normal"/>
    </style:style>
    <style:style style:name="P9" style:family="paragraph" style:parent-style-name="Standard">
      <style:text-properties fo:font-weight="normal" officeooo:rsid="0009c9df" officeooo:paragraph-rsid="000cb4ac" style:font-weight-asian="normal" style:font-weight-complex="normal"/>
    </style:style>
    <style:style style:name="P10" style:family="paragraph" style:parent-style-name="Standard">
      <style:text-properties fo:font-weight="normal" officeooo:rsid="000f8d7c" officeooo:paragraph-rsid="000f8d7c" style:font-weight-asian="normal" style:font-weight-complex="normal"/>
    </style:style>
    <style:style style:name="P11" style:family="paragraph" style:parent-style-name="Standard">
      <style:text-properties fo:font-weight="normal" officeooo:rsid="0010b833" officeooo:paragraph-rsid="0010b833" style:font-weight-asian="normal" style:font-weight-complex="normal"/>
    </style:style>
    <style:style style:name="T1" style:family="text">
      <style:text-properties fo:font-weight="bold" officeooo:rsid="0007014a" style:font-weight-asian="bold" style:font-weight-complex="bold"/>
    </style:style>
    <style:style style:name="T2" style:family="text">
      <style:text-properties officeooo:rsid="00095354"/>
    </style:style>
    <style:style style:name="T3" style:family="text">
      <style:text-properties officeooo:rsid="000cb4ac"/>
    </style:style>
    <style:style style:name="T4" style:family="text">
      <style:text-properties officeooo:rsid="000e7e76"/>
    </style:style>
    <style:style style:name="T5" style:family="text">
      <style:text-properties officeooo:rsid="0010b833"/>
    </style:style>
    <style:style style:name="T6" style:family="text">
      <style:text-properties officeooo:rsid="0010c2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mera Forma Normal</text:p>
      <text:p text:style-name="P1"/>
      <text:p text:style-name="P6">Cumple el requisito de la Primera Forma Normal (1NF) porque solo contiene campos atómicos</text:p>
      <text:p text:style-name="P6"><text:span text:style-name="T1"/></text:p>
      <text:p text:style-name="P6"><text:span text:style-name="T1">Segunda Forma Normal</text:span></text:p>
      <text:p text:style-name="P2"/>
      <text:p text:style-name="P6"><text:span text:style-name="T2">Cumple la</text:span> Segunda Forma Normal (2NF) <text:span text:style-name="T2">porque no hay </text:span>dependencias parciales o dicho de otra manera, todos los atributos no clave deben depender por completo de la clave primaria.</text:p>
      <text:p text:style-name="P1"/>
      <text:p text:style-name="P3">Tercera forma normal</text:p>
      <text:p text:style-name="P3"/>
      <text:p text:style-name="P7">Cumple con la 3FN porque está en 2FN y todo atributo que no sea clave no depende <text:span text:style-name="T3">(Dependencia transitiva)</text:span> de un atributo que no sea clave.</text:p>
      <text:p text:style-name="P7"/>
      <text:p text:style-name="P10">Si X –&gt; Y ^ Y → Z entonces Y es una clave <text:span text:style-name="T5">candidata <text:s/>y se crea otra tabla.</text:span> </text:p>
      <text:p text:style-name="P7"/>
      <text:p text:style-name="P4">Forma Normal Boyce-Codd (FNBC)</text:p>
      <text:p text:style-name="P7"/>
      <text:p text:style-name="P9">Cumple con FNBC <text:span text:style-name="T4">porque está en 3FN y cada dependencia funcional no trivial tiene una clave candidata como determinante (clave primaria). </text:span></text:p>
      <text:p text:style-name="P7"/>
      <text:p text:style-name="P4">Cuarta forma normal</text:p>
      <text:p text:style-name="P4"/>
      <text:p text:style-name="P11">Cumple con <text:s/>4NF porque está en Tercera forma normal o en BCNF (Cualquiera de ambas) y no posee dependencias multivaluadas no triviales. Utilizada principalmente para rel<text:span text:style-name="T6">a</text:span>ción de muchos a muchos.</text:p>
      <text:p text:style-name="P11"/>
      <text:p text:style-name="P5">Quinta forma normal</text:p>
      <text:p text:style-name="P5"/>
      <text:p text:style-name="P5"/>
      <text:p text:style-name="P8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Times New Roman" svg:font-family="'Times New Roman'"/>
    <style:font-face style:name="verdana" svg:font-family="verdana, genev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5:05:37.811751176</meta:creation-date>
    <dc:date>2017-07-21T16:36:58.402973091</dc:date>
    <meta:editing-duration>PT29M3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58" meta:character-count="937" meta:non-whitespace-character-count="787"/>
  </office:meta>
</office:document-meta>
</file>